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58706" officeooo:paragraph-rsid="000587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is test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1:35:08.527000000</meta:creation-date>
    <dc:date>2024-09-09T11:35:21.241000000</dc:date>
    <meta:editing-duration>PT13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24.2.2.2$Windows_X86_64 LibreOffice_project/d56cc158d8a96260b836f100ef4b4ef25d6f1a01</meta:generator>
  </office:meta>
</office:document-meta>
</file>